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2"><text:s text:c="5"/><text:span text:style-name="T420">Always with the political figures, who think they deserve anything they can get. Whatever it was, that was in the past. Calypso laughed at the great news Eugene had brought home to her.</text:span></text:p>
      <text:p text:style-name="P62"><text:span text:style-name="T420"><text:s text:c="5"/>She was happy for him.</text:span></text:p>
      <text:p text:style-name="P62"/>
      <text:p text:style-name="P63">Chapter Thirty-Tw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49</meta:editing-cycles>
    <meta:generator>LibreOffice/7.4.2.3$Windows_X86_64 LibreOffice_project/382eef1f22670f7f4118c8c2dd222ec7ad009daf</meta:generator>
    <dc:date>2022-11-08T19:41:22.332000000</dc:date>
    <meta:editing-duration>PT23H47M29S</meta:editing-duration>
    <meta:document-statistic meta:table-count="0" meta:image-count="0" meta:object-count="0" meta:page-count="124" meta:paragraph-count="1394" meta:word-count="33028" meta:character-count="185789" meta:non-whitespace-character-count="147338"/>
  </office:meta>
</office:document-meta>
</file>